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180c08" officeooo:paragraph-rsid="00180c08"/>
    </style:style>
    <style:style style:name="P2" style:family="paragraph" style:parent-style-name="Text_20_body">
      <style:paragraph-properties fo:text-align="justify" style:justify-single-word="false"/>
      <style:text-properties officeooo:rsid="003dad38" officeooo:paragraph-rsid="003dad38"/>
    </style:style>
    <style:style style:name="P3" style:family="paragraph" style:parent-style-name="Title">
      <style:text-properties officeooo:rsid="00144d4f" officeooo:paragraph-rsid="00144d4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5420" style:font-weight-asian="bold" style:font-weight-complex="bold"/>
    </style:style>
    <style:style style:name="T3" style:family="text">
      <style:text-properties fo:font-weight="bold" officeooo:rsid="001e3213" style:font-weight-asian="bold" style:font-weight-complex="bold"/>
    </style:style>
    <style:style style:name="T4" style:family="text">
      <style:text-properties fo:font-weight="bold" officeooo:rsid="0023bca8" style:font-weight-asian="bold" style:font-weight-complex="bold"/>
    </style:style>
    <style:style style:name="T5" style:family="text">
      <style:text-properties fo:font-weight="bold" officeooo:rsid="0025294b" style:font-weight-asian="bold" style:font-weight-complex="bold"/>
    </style:style>
    <style:style style:name="T6" style:family="text">
      <style:text-properties fo:font-weight="bold" officeooo:rsid="002aa9df" style:font-weight-asian="bold" style:font-weight-complex="bold"/>
    </style:style>
    <style:style style:name="T7" style:family="text">
      <style:text-properties fo:font-weight="bold" officeooo:rsid="002c0da6" style:font-weight-asian="bold" style:font-weight-complex="bold"/>
    </style:style>
    <style:style style:name="T8" style:family="text">
      <style:text-properties fo:font-weight="bold" officeooo:rsid="00455685" style:font-weight-asian="bold" style:font-weight-complex="bold"/>
    </style:style>
    <style:style style:name="T9" style:family="text">
      <style:text-properties fo:font-weight="bold" officeooo:rsid="0047362f" style:font-weight-asian="bold" style:font-weight-complex="bold"/>
    </style:style>
    <style:style style:name="T10" style:family="text">
      <style:text-properties fo:font-weight="bold" officeooo:rsid="0049f0ed" style:font-weight-asian="bold" style:font-weight-complex="bold"/>
    </style:style>
    <style:style style:name="T11" style:family="text">
      <style:text-properties fo:font-weight="bold" officeooo:rsid="00557aae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95420" style:font-weight-asian="normal" style:font-weight-complex="normal"/>
    </style:style>
    <style:style style:name="T14" style:family="text">
      <style:text-properties fo:font-weight="normal" officeooo:rsid="001cfc59" style:font-weight-asian="normal" style:font-weight-complex="normal"/>
    </style:style>
    <style:style style:name="T15" style:family="text">
      <style:text-properties fo:font-weight="normal" officeooo:rsid="001de8d1" style:font-weight-asian="normal" style:font-weight-complex="normal"/>
    </style:style>
    <style:style style:name="T16" style:family="text">
      <style:text-properties fo:font-weight="normal" officeooo:rsid="001e3213" style:font-weight-asian="normal" style:font-weight-complex="normal"/>
    </style:style>
    <style:style style:name="T17" style:family="text">
      <style:text-properties fo:font-weight="normal" officeooo:rsid="001f9570" style:font-weight-asian="normal" style:font-weight-complex="normal"/>
    </style:style>
    <style:style style:name="T18" style:family="text">
      <style:text-properties fo:font-weight="normal" officeooo:rsid="002243af" style:font-weight-asian="normal" style:font-weight-complex="normal"/>
    </style:style>
    <style:style style:name="T19" style:family="text">
      <style:text-properties fo:font-weight="normal" officeooo:rsid="0023bca8" style:font-weight-asian="normal" style:font-weight-complex="normal"/>
    </style:style>
    <style:style style:name="T20" style:family="text">
      <style:text-properties fo:font-weight="normal" officeooo:rsid="00266468" style:font-weight-asian="normal" style:font-weight-complex="normal"/>
    </style:style>
    <style:style style:name="T21" style:family="text">
      <style:text-properties fo:font-weight="normal" officeooo:rsid="00277f44" style:font-weight-asian="normal" style:font-weight-complex="normal"/>
    </style:style>
    <style:style style:name="T22" style:family="text">
      <style:text-properties fo:font-weight="normal" officeooo:rsid="00280022" style:font-weight-asian="normal" style:font-weight-complex="normal"/>
    </style:style>
    <style:style style:name="T23" style:family="text">
      <style:text-properties fo:font-weight="normal" officeooo:rsid="002a25bf" style:font-weight-asian="normal" style:font-weight-complex="normal"/>
    </style:style>
    <style:style style:name="T24" style:family="text">
      <style:text-properties fo:font-weight="normal" officeooo:rsid="002aa9df" style:font-weight-asian="normal" style:font-weight-complex="normal"/>
    </style:style>
    <style:style style:name="T25" style:family="text">
      <style:text-properties fo:font-weight="normal" officeooo:rsid="002c0da6" style:font-weight-asian="normal" style:font-weight-complex="normal"/>
    </style:style>
    <style:style style:name="T26" style:family="text">
      <style:text-properties fo:font-weight="normal" officeooo:rsid="002ee905" style:font-weight-asian="normal" style:font-weight-complex="normal"/>
    </style:style>
    <style:style style:name="T27" style:family="text">
      <style:text-properties fo:font-weight="normal" officeooo:rsid="0031986b" style:font-weight-asian="normal" style:font-weight-complex="normal"/>
    </style:style>
    <style:style style:name="T28" style:family="text">
      <style:text-properties fo:font-weight="normal" officeooo:rsid="00339798" style:font-weight-asian="normal" style:font-weight-complex="normal"/>
    </style:style>
    <style:style style:name="T29" style:family="text">
      <style:text-properties fo:font-weight="normal" officeooo:rsid="00350440" style:font-weight-asian="normal" style:font-weight-complex="normal"/>
    </style:style>
    <style:style style:name="T30" style:family="text">
      <style:text-properties fo:font-weight="normal" officeooo:rsid="003557d3" style:font-weight-asian="normal" style:font-weight-complex="normal"/>
    </style:style>
    <style:style style:name="T31" style:family="text">
      <style:text-properties fo:font-weight="normal" officeooo:rsid="00455685" style:font-weight-asian="normal" style:font-weight-complex="normal"/>
    </style:style>
    <style:style style:name="T32" style:family="text">
      <style:text-properties fo:font-weight="normal" officeooo:rsid="0045ae2f" style:font-weight-asian="normal" style:font-weight-complex="normal"/>
    </style:style>
    <style:style style:name="T33" style:family="text">
      <style:text-properties fo:font-weight="normal" officeooo:rsid="0047362f" style:font-weight-asian="normal" style:font-weight-complex="normal"/>
    </style:style>
    <style:style style:name="T34" style:family="text">
      <style:text-properties fo:font-weight="normal" officeooo:rsid="0047b550" style:font-weight-asian="normal" style:font-weight-complex="normal"/>
    </style:style>
    <style:style style:name="T35" style:family="text">
      <style:text-properties fo:font-weight="normal" officeooo:rsid="004992bb" style:font-weight-asian="normal" style:font-weight-complex="normal"/>
    </style:style>
    <style:style style:name="T36" style:family="text">
      <style:text-properties fo:font-weight="normal" officeooo:rsid="0049f0ed" style:font-weight-asian="normal" style:font-weight-complex="normal"/>
    </style:style>
    <style:style style:name="T37" style:family="text">
      <style:text-properties fo:font-weight="normal" officeooo:rsid="004c404f" style:font-weight-asian="normal" style:font-weight-complex="normal"/>
    </style:style>
    <style:style style:name="T38" style:family="text">
      <style:text-properties fo:font-weight="normal" officeooo:rsid="004dde00" style:font-weight-asian="normal" style:font-weight-complex="normal"/>
    </style:style>
    <style:style style:name="T39" style:family="text">
      <style:text-properties fo:font-weight="normal" officeooo:rsid="004e5b52" style:font-weight-asian="normal" style:font-weight-complex="normal"/>
    </style:style>
    <style:style style:name="T40" style:family="text">
      <style:text-properties fo:font-weight="normal" officeooo:rsid="0050f050" style:font-weight-asian="normal" style:font-weight-complex="normal"/>
    </style:style>
    <style:style style:name="T41" style:family="text">
      <style:text-properties fo:font-weight="normal" officeooo:rsid="005274fe" style:font-weight-asian="normal" style:font-weight-complex="normal"/>
    </style:style>
    <style:style style:name="T42" style:family="text">
      <style:text-properties fo:font-weight="normal" officeooo:rsid="00536412" style:font-weight-asian="normal" style:font-weight-complex="normal"/>
    </style:style>
    <style:style style:name="T43" style:family="text">
      <style:text-properties fo:font-weight="normal" officeooo:rsid="00557aae" style:font-weight-asian="normal" style:font-weight-complex="normal"/>
    </style:style>
    <style:style style:name="T44" style:family="text">
      <style:text-properties officeooo:rsid="002019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obbes <text:span text:style-name="T44">e</text:span> Locke</text:p>
      <text:p text:style-name="P1">Hobbes fonda il proprio pensiero su due certi presupposti: l’uomo ha un <text:span text:style-name="T1">desiderio naturale</text:span><text:span text:style-name="T12">, qualcosa che spinga ogni azione; </text:span><text:span text:style-name="T13">l’uomo ha una </text:span><text:span text:style-name="T2">ragione</text:span><text:span text:style-name="T13"> che lo spinge a correggere i propri impulsi. </text:span><text:span text:style-name="T14">L’uomo non è un animale politico o sociale, piuttosto è spinto </text:span><text:span text:style-name="T15">da necessità e paura: </text:span><text:span text:style-name="T16">in un ipotetico </text:span><text:span text:style-name="T3">stato di natura</text:span><text:span text:style-name="T16">, infatti, </text:span><text:span text:style-name="T17">prevarrebbe </text:span><text:span text:style-name="T18">l’egoismo </text:span><text:span text:style-name="T19">e il diritto del </text:span><text:span text:style-name="T4">tutti </text:span><text:span text:style-name="T5">su</text:span><text:span text:style-name="T4"> tutt</text:span><text:span text:style-name="T5">o</text:span><text:span text:style-name="T19">.<text:line-break/></text:span><text:span text:style-name="T20">Per evitare questa guerra di tutti contro tutti, </text:span><text:span text:style-name="T21">la ragione ci impone di cercare e conseguire la pace, di </text:span><text:span text:style-name="T22">rinunciare al diritto di tutti su tutto e di osservare questi due precetti. </text:span><text:span text:style-name="T23">Queste leggi, però, </text:span><text:span text:style-name="T24">devono essere sommate ad un </text:span><text:span text:style-name="T6">contratto</text:span><text:span text:style-name="T24"> </text:span><text:span text:style-name="T25">unilaterale </text:span><text:span text:style-name="T26">e irreversibile </text:span><text:span text:style-name="T24">che </text:span><text:span text:style-name="T25">gli uomini stipulano con un sovrano singolo o ad una assemblea di governatori: nasce così lo </text:span><text:span text:style-name="T7">Stato</text:span><text:span text:style-name="T25">. </text:span><text:span text:style-name="T27">La legge civile è l’unico bene </text:span><text:span text:style-name="T28">e il sovrano, che la stila, non ne è soggetto.</text:span><text:span text:style-name="T29"> </text:span><text:span text:style-name="T30">Ciò che lo Stato non può fare è chiedere ad un cittadino di ferire la propria vita e quella dei propri cari.</text:span></text:p>
      <text:p text:style-name="P2"><text:span text:style-name="T30">L</text:span><text:span text:style-name="T12">ocke, di contro, critica apertamente l’</text:span><text:span text:style-name="T1">assolutismo</text:span><text:span text:style-name="T12"> di Hobbes: </text:span><text:span text:style-name="T31">lo stato di natura implica di per sé una </text:span><text:span text:style-name="T8">legge naturale</text:span><text:span text:style-name="T31"> </text:span><text:span text:style-name="T32">che la ragione detta </text:span><text:span text:style-name="T33">e che propugna l’</text:span><text:span text:style-name="T9">uguaglianza</text:span><text:span text:style-name="T33"> e i diritti alla </text:span><text:span text:style-name="T9">libertà</text:span><text:span text:style-name="T33"> e alla proprietà. </text:span><text:span text:style-name="T34">E, poiché sarebbe vietato dalla legge volersi imporre sugli altri con la forza, gli individui </text:span><text:span text:style-name="T35">si affidano al reggimento di una singola o poche persone, </text:span><text:span text:style-name="T36">che dovrà garantire, basandosi sull’</text:span><text:span text:style-name="T10">assenso</text:span><text:span text:style-name="T36"> popolare, i </text:span><text:span text:style-name="T10">diritti naturali</text:span><text:span text:style-name="T36"> precedentemente citati. </text:span><text:span text:style-name="T37">In questa prospettiva, </text:span><text:span text:style-name="T38">il contratto hobbesiano </text:span><text:span text:style-name="T39">diventa bilaterale, in quanto sono sì i singoli a sottomettersi volontariamente al signore, m</text:span><text:span text:style-name="T40">a solo purché questo li protegga e garantisca loro i diritti riconosciuti, </text:span><text:span text:style-name="T41">nonché </text:span><text:span text:style-name="T42">l’esazione del consenso. </text:span><text:span text:style-name="T43">In questo senso, Locke è considerato il fondatore del </text:span><text:span text:style-name="T11">liberalismo politico</text:span><text:span text:style-name="T4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" style:family="paragraph" style:parent-style-name="Standard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18:24:59.185354800</meta:creation-date>
    <dc:date>2021-03-02T19:25:26.351947475</dc:date>
    <meta:editing-duration>PT1H10S</meta:editing-duration>
    <meta:editing-cycles>39</meta:editing-cycles>
    <meta:generator>LibreOffice/6.4.6.2$Linux_X86_64 LibreOffice_project/40$Build-2</meta:generator>
    <meta:document-statistic meta:table-count="0" meta:image-count="0" meta:object-count="0" meta:page-count="1" meta:paragraph-count="3" meta:word-count="282" meta:character-count="1729" meta:non-whitespace-character-count="1450"/>
  </office:meta>
</office:document-meta>
</file>